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draw:stroke="solid" fo:min-height="8.11cm"/>
    </style:style>
    <style:style style:name="pr8" style:family="presentation" style:parent-style-name="lyt-aqua-outline1">
      <style:graphic-properties draw:stroke="solid" fo:min-height="13.55cm"/>
    </style:style>
    <style:style style:name="pr9" style:family="presentation" style:parent-style-name="lyt-aqua-outline1">
      <style:graphic-properties draw:stroke="solid" fo:min-height="11.5cm"/>
    </style:style>
    <style:style style:name="pr10" style:family="presentation" style:parent-style-name="lyt-aqua-outline1">
      <style:graphic-properties draw:stroke="solid" fo:min-height="8.47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family="Courier" style:font-family-generic="modern" style:font-pitch="fixed"/>
    </style:style>
    <style:style style:name="P7" style:family="paragraph">
      <style:paragraph-properties fo:margin-left="2cm" fo:margin-right="0cm" fo:text-indent="0cm"/>
      <style:text-properties fo:font-family="Courier" style:font-family-generic="modern" style:font-pitch="fixed" style:font-family-asian="Courier" style:font-family-generic-asian="modern" style:font-pitch-asian="fixed" style:font-family-complex="Courier" style:font-family-generic-complex="modern" style:font-pitch-complex="fixed"/>
    </style:style>
    <style:style style:name="P8" style:family="paragraph">
      <style:text-properties fo:font-family="Courier" style:font-family-generic="modern" style:font-pitch="fixed" fo:font-size="28pt" style:font-size-asian="28pt" style:font-size-complex="28pt"/>
    </style:style>
    <style:style style:name="P9" style:family="paragraph">
      <style:text-properties fo:font-family="Courier" style:font-family-generic="modern" style:font-pitch="fixed" fo:font-size="30pt" style:font-size-asian="30pt" style:font-size-complex="30pt"/>
    </style:style>
    <style:style style:name="P10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font-family="Courier" style:font-family-generic="modern" style:font-pitch="fixed" style:font-family-asian="Courier" style:font-family-generic-asian="modern" style:font-pitch-asian="fixed" style:font-family-complex="Courier" style:font-family-generic-complex="modern" style:font-pitch-complex="fixed"/>
    </style:style>
    <style:style style:name="T7" style:family="text">
      <style:text-properties fo:font-family="Courier" style:font-family-generic="modern" style:font-pitch="fixed" fo:font-size="28pt" style:font-size-asian="28pt" style:font-size-complex="28pt"/>
    </style:style>
    <style:style style:name="T8" style:family="text">
      <style:text-properties fo:font-family="Courier" style:font-family-generic="modern" style:font-pitch="fixed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5.199cm" svg:height="3.786cm" svg:x="1.471cm" svg:y="3.671cm" presentation:class="title" presentation:user-transformed="true">
          <draw:text-box>
            <text:p text:style-name="P1"><text:span text:style-name="T1">Boo!</text:span></text:p>
          </draw:text-box>
        </draw:frame>
        <draw:frame presentation:style-name="pr2" draw:text-style-name="P3" draw:layer="layout" svg:width="24.599cm" svg:height="11.501cm" svg:x="2cm" svg:y="5.5cm" presentation:class="subtitle" presentation:user-transformed="true">
          <draw:text-box>
            <text:p><text:span text:style-name="T2">Scott Stephens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Why Boo?</text:p>
              </text:list-item>
              <text:list-item>
                <text:p>Basic Syntax</text:p>
              </text:list-item>
              <text:list-item>
                <text:p>Duck Typing</text:p>
              </text:list-item>
              <text:list-item>
                <text:p>Meta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Why Boo? → C# Pro/Con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Static typing enables phenomenal intellisense, catches a lot of my mistakes at compile time</text:p>
              </text:list-item>
              <text:list-item>
                <text:p>.NET standard library is jam-packed with awesome</text:p>
              </text:list-item>
              <text:list-item>
                <text:p>but...</text:p>
              </text:list-item>
              <text:list-item>
                <text:p>it's a little wordy</text:p>
              </text:list-item>
              <text:list-item>
                <text:p>No interactive console or support for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Boo?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I love Python</text:p>
              </text:list-item>
              <text:list-item>
                <text:p>Syntax so crisp, clean, and refreshing</text:p>
              </text:list-item>
              <text:list-item>
                <text:p>The console and scripting are ever so convenient.</text:p>
              </text:list-item>
              <text:list-item>
                <text:p>but...</text:p>
              </text:list-item>
              <text:list-item>
                <text:p>The GIL drives me nuts</text:p>
              </text:list-item>
              <text:list-item>
                <text:p>Tight loops can be painfully slow</text:p>
              </text:list-item>
              <text:list-item>
                <text:p>I get burned often by typ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Why Boo?</text:p>
          </draw:text-box>
        </draw:frame>
        <draw:frame presentation:style-name="pr5" draw:text-style-name="P5" draw:layer="layout" svg:width="24.599cm" svg:height="11.5cm" svg:x="2cm" svg:y="5.5cm" presentation:class="outline">
          <draw:text-box>
            <text:p><text:span text:style-name="T3"><text:s/></text:span></text:p>
            <text:p><text:span text:style-name="T3"><text:s text:c="26"/></text:span><text:span text:style-name="T3">BestOf(C#) </text:span></text:p>
            <text:p><text:span text:style-name="T3"><text:s text:c="23"/></text:span><text:span text:style-name="T3">+ BestOf(Python) </text:span></text:p>
            <text:p><text:span text:style-name="T3"><text:s text:c="23"/></text:span><text:span text:style-name="T4">+ Extra Secret Sauce</text:span><text:span text:style-name="T3"> </text:span></text:p>
            <text:p><text:span text:style-name="T3"><text:s text:c="31"/></text:span><text:span text:style-name="T3">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oo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has Python-inspired syntax</text:p>
              </text:list-item>
              <text:list-item>
                <text:p>is statically typed</text:p>
              </text:list-item>
              <text:list-item>
                <text:p>is type-inferred </text:p>
              </text:list-item>
              <text:list-item>
                <text:p>runs on .NET/Mono (libraries, threading, perf)</text:p>
              </text:list-item>
              <text:list-item>
                <text:p>Sports an interactive console, an interpreter, and a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ut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Tool support isn't nearly as good as C#</text:p>
              </text:list-item>
              <text:list-item>
                <text:p>Cross-platform isn't nearly as good as Python</text:p>
              </text:list-item>
              <text:list-item>
                <text:p>Good luck hiring an experienced Boo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Extra Special Sauce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Optional Dynamic/Duck Typing</text:p>
              </text:list-item>
              <text:list-item>
                <text:p>Meta programming fac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7" draw:text-style-name="P6" draw:layer="layout" svg:width="24.599cm" svg:height="8.11cm" svg:x="2cm" svg:y="5.5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>print "Hello World!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asic Imperative Syntax</text:p>
          </draw:text-box>
        </draw:frame>
        <draw:frame presentation:style-name="pr8" draw:text-style-name="P6" draw:layer="layout" svg:width="24.599cm" svg:height="14.171cm" svg:x="2cm" svg:y="5.5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>a = “Hello world!”</text:span></text:p>
                <text:p text:style-name="P6"><text:span text:style-name="T5">b as int</text:span></text:p>
                <text:p text:style-name="P6"><text:span text:style-name="T5">b = 5</text:span></text:p>
                <text:p text:style-name="P6"><text:span text:style-name="T5">if b == 5:</text:span></text:p>
                <text:p text:style-name="P6"><text:span text:style-name="T5"><text:s text:c="4"/></text:span><text:span text:style-name="T5">print a</text:span></text:p>
                <text:p text:style-name="P6"><text:span text:style-name="T5">else:</text:span></text:p>
                <text:p text:style-name="P6"><text:span text:style-name="T5"><text:s text:c="4"/></text:span><text:span text:style-name="T5">print “Goodbye world :-(“</text:span></text:p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8" draw:text-style-name="P6" draw:layer="layout" svg:width="24.599cm" svg:height="13.55cm" svg:x="2cm" svg:y="5.5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>for ii in range(0,10):</text:span></text:p>
                <text:p text:style-name="P6"><text:span text:style-name="T5"><text:s text:c="4"/></text:span><text:span text:style-name="T5">print ii</text:span></text:p>
                <text:p text:style-name="P6"><text:span text:style-name="T5"/></text:p>
                <text:p text:style-name="P6"><text:span text:style-name="T5">for ii in range(10):</text:span></text:p>
                <text:p text:style-name="P6"><text:span text:style-name="T5"><text:s text:c="4"/></text:span><text:span text:style-name="T5">print i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8" draw:text-style-name="P6" draw:layer="layout" svg:width="24.599cm" svg:height="13.55cm" svg:x="2cm" svg:y="5.5cm" presentation:class="outline" presentation:user-transformed="true">
          <draw:text-box>
            <text:p text:style-name="P7"><text:span text:style-name="T5"/></text:p>
            <text:p text:style-name="P7"><text:span text:style-name="T5">try:</text:span></text:p>
            <text:p text:style-name="P7"><text:span text:style-name="T6"><text:s text:c="4"/></text:span><text:span text:style-name="T6">print “Not dangerous”</text:span></text:p>
            <text:p text:style-name="P7"><text:span text:style-name="T5">except:</text:span></text:p>
            <text:p text:style-name="P7"><text:span text:style-name="T6"><text:s text:c="4"/></text:span><text:span text:style-name="T6">print “Just in case”</text:span></text:p>
            <text:p text:style-name="P7"><text:span text:style-name="T5">ensure:</text:span></text:p>
            <text:p text:style-name="P7"><text:span text:style-name="T6"><text:s text:c="4"/></text:span><text:span text:style-name="T6">print “Got to clean up”</text:span></text:p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Class</text:p>
          </draw:text-box>
        </draw:frame>
        <draw:frame presentation:style-name="pr7" draw:text-style-name="P8" draw:layer="layout" svg:width="24.599cm" svg:height="15.847cm" svg:x="1.905cm" svg:y="3.722cm" presentation:class="outline" presentation:user-transformed="true">
          <draw:text-box>
            <text:p text:style-name="P8"><text:span text:style-name="T7"/></text:p>
            <text:p text:style-name="P8"><text:span text:style-name="T7">class Adder:</text:span></text:p>
            <text:p text:style-name="P8"><text:span text:style-name="T7"><text:s text:c="4"/></text:span><text:span text:style-name="T7">_addend as int</text:span></text:p>
            <text:p text:style-name="P8"><text:span text:style-name="T7"><text:s text:c="4"/></text:span><text:span text:style-name="T7">def constructor(addend):</text:span></text:p>
            <text:p text:style-name="P8"><text:span text:style-name="T7"><text:s text:c="8"/></text:span><text:span text:style-name="T7">_addend = addend</text:span></text:p>
            <text:p text:style-name="P8"><text:span text:style-name="T7"><text:s text:c="4"/></text:span><text:span text:style-name="T7">def addit(input as int):</text:span></text:p>
            <text:p text:style-name="P8"><text:span text:style-name="T7"><text:s text:c="8"/></text:span><text:span text:style-name="T7">return _addend + input</text:span></text:p>
            <text:p text:style-name="P8"><text:span text:style-name="T7"/></text:p>
            <text:p text:style-name="P8"><text:span text:style-name="T7">a = Adder(4)</text:span></text:p>
            <text:p text:style-name="P8"><text:span text:style-name="T7">print a.addit(5)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7" draw:text-style-name="P6" draw:layer="layout" svg:width="24.599cm" svg:height="14.171cm" svg:x="2.071cm" svg:y="4.244cm" presentation:class="outline" presentation:user-transformed="true">
          <draw:text-box>
            <text:p text:style-name="P6"><text:span text:style-name="T5"/></text:p>
            <text:p text:style-name="P6"><text:span text:style-name="T5">class PropertyExample:</text:span></text:p>
            <text:p text:style-name="P6"><text:span text:style-name="T5"/></text:p>
            <text:p text:style-name="P6"><text:span text:style-name="T5"><text:s text:c="4"/></text:span><text:span text:style-name="T5">[Property(Prop1)]</text:span></text:p>
            <text:p text:style-name="P6"><text:span text:style-name="T5"><text:s text:c="4"/></text:span><text:span text:style-name="T5">_field1 as int</text:span></text:p>
            <text:p text:style-name="P6"><text:span text:style-name="T5"/></text:p>
            <text:p text:style-name="P6"><text:span text:style-name="T5"><text:s text:c="4"/></text:span><text:span text:style-name="T5">[Getter(Prop2)]</text:span></text:p>
            <text:p text:style-name="P6"><text:span text:style-name="T5"><text:s text:c="4"/></text:span><text:span text:style-name="T5">_field2 as int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roperties (the hard way)</text:p>
          </draw:text-box>
        </draw:frame>
        <draw:frame presentation:style-name="pr7" draw:text-style-name="P6" draw:layer="layout" svg:width="24.599cm" svg:height="14.171cm" svg:x="1.826cm" svg:y="4.395cm" presentation:class="outline" presentation:user-transformed="true">
          <draw:text-box>
            <text:p text:style-name="P6"><text:span text:style-name="T5"/></text:p>
            <text:p text:style-name="P6"><text:span text:style-name="T5">class PropertyExample2:</text:span></text:p>
            <text:p text:style-name="P6"><text:span text:style-name="T5"><text:s text:c="4"/></text:span><text:span text:style-name="T5">_field as int</text:span></text:p>
            <text:p text:style-name="P6"><text:span text:style-name="T5"><text:s text:c="4"/></text:span><text:span text:style-name="T5">Prop as int:</text:span></text:p>
            <text:p text:style-name="P6"><text:span text:style-name="T5"><text:s text:c="8"/></text:span><text:span text:style-name="T5">get:</text:span></text:p>
            <text:p text:style-name="P6"><text:span text:style-name="T5"><text:s text:c="12"/></text:span><text:span text:style-name="T5">return _field</text:span></text:p>
            <text:p text:style-name="P6"><text:span text:style-name="T5"><text:s text:c="8"/></text:span><text:span text:style-name="T5">set:</text:span></text:p>
            <text:p text:style-name="P6"><text:span text:style-name="T5"><text:s text:c="12"/></text:span><text:span text:style-name="T5">_field = value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7" draw:text-style-name="P9" draw:layer="layout" svg:width="24.599cm" svg:height="11.965cm" svg:x="2cm" svg:y="5.5cm" presentation:class="outline" presentation:user-transformed="true">
          <draw:text-box>
            <text:p text:style-name="P9"><text:span text:style-name="T8"/></text:p>
            <text:p text:style-name="P9"><text:span text:style-name="T8">import System</text:span></text:p>
            <text:p text:style-name="P9"><text:span text:style-name="T8">import System.Collections.Generic</text:span></text:p>
            <text:p text:style-name="P9"><text:span text:style-name="T8"/></text:p>
            <text:p text:style-name="P9"><text:span text:style-name="T8">fav_num = Dictionary[of string,int]()</text:span></text:p>
            <text:p text:style-name="P9"><text:span text:style-name="T8">fav_num["scott"] = 7</text:span></text:p>
            <text:p text:style-name="P9"><text:span text:style-name="T8">fav_num["matt"] = 5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licing</text:p>
          </draw:text-box>
        </draw:frame>
        <draw:frame presentation:style-name="pr7" draw:text-style-name="P9" draw:layer="layout" svg:width="24.599cm" svg:height="8.11cm" svg:x="2cm" svg:y="5.5cm" presentation:class="outline" presentation:user-transformed="true">
          <draw:text-box>
            <text:p text:style-name="P9"><text:span text:style-name="T8"/></text:p>
            <text:p text:style-name="P9"><text:span text:style-name="T8">num_array = ("zero","one","two","three","four")</text:span></text:p>
            <text:p text:style-name="P9"><text:span text:style-name="T8">sub_array = num_array[1:3]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7" draw:text-style-name="P9" draw:layer="layout" svg:width="24.599cm" svg:height="13.023cm" svg:x="2cm" svg:y="5.5cm" presentation:class="outline" presentation:user-transformed="true">
          <draw:text-box>
            <text:p text:style-name="P9"><text:span text:style-name="T8"/></text:p>
            <text:p text:style-name="P9"><text:span text:style-name="T8">num_array = ("zero","one","two","three","four")</text:span></text:p>
            <text:p text:style-name="P9"><text:span text:style-name="T8"/></text:p>
            <text:p text:style-name="P9"><text:span text:style-name="T8">first_few = (</text:span></text:p>
            <text:p text:style-name="P9"><text:span text:style-name="T8"><text:s text:c="4"/></text:span><text:span text:style-name="T8">x for x in num_array </text:span></text:p>
            <text:p text:style-name="P9"><text:span text:style-name="T8"><text:s text:c="4"/></text:span><text:span text:style-name="T8">if x.CompareTo("p") &lt; 0</text:span></text:p>
            <text:p text:style-name="P9"><text:span text:style-name="T8">)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Duck Typ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The vast majority of code I write behaves in a statically typed fashion (which is why I'm cool with a statically typed language).</text:p>
              </text:list-item>
              <text:list-item>
                <text:p>But there are cases where true dynamism is usefu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imple Duck Typing</text:p>
          </draw:text-box>
        </draw:frame>
        <draw:frame presentation:style-name="pr7" draw:text-style-name="P9" draw:layer="layout" svg:width="24.599cm" svg:height="10.407cm" svg:x="2.001cm" svg:y="5.501cm" presentation:class="outline" presentation:user-transformed="true">
          <draw:text-box>
            <text:p text:style-name="P9"><text:span text:style-name="T8"/></text:p>
            <text:p text:style-name="P9"><text:span text:style-name="T8">a as duck</text:span></text:p>
            <text:p text:style-name="P9"><text:span text:style-name="T8">a = “hello”</text:span></text:p>
            <text:p text:style-name="P9"><text:span text:style-name="T8">print a</text:span></text:p>
            <text:p text:style-name="P9"><text:span text:style-name="T8">a = 5</text:span></text:p>
            <text:p text:style-name="P9"><text:span text:style-name="T8">print a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Dynamic Arguments</text:p>
          </draw:text-box>
        </draw:frame>
        <draw:frame presentation:style-name="pr7" draw:text-style-name="P9" draw:layer="layout" svg:width="24.599cm" svg:height="8.11cm" svg:x="2.001cm" svg:y="5.501cm" presentation:class="outline" presentation:user-transformed="true">
          <draw:text-box>
            <text:p text:style-name="P9"><text:span text:style-name="T8"/></text:p>
            <text:p text:style-name="P9"><text:span text:style-name="T8">def needs_retrieve(r as duck):</text:span></text:p>
            <text:p text:style-name="P9"><text:span text:style-name="T8"><text:s text:c="4"/></text:span><text:span text:style-name="T8">r.Retrieve(“yahoo.com”)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Duck Typ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CSV reader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9" draw:layer="layout" svg:width="24.599cm" svg:height="11.5cm" svg:x="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print “Hello world!”</text:p>
            <text:p/>
            <text:p>lock:</text:p>
            <text:p><text:s text:c="4"/>some_data.Add(“element”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acros In General</text:p>
          </draw:text-box>
        </draw:frame>
        <draw:frame presentation:style-name="pr10" draw:layer="layout" svg:width="24.599cm" svg:height="8.47cm" svg:x="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macroname &lt;arg1&gt;, &lt;arg2&gt;, … :</text:p>
            <text:p><text:s text:c="4"/>&lt;block of cod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A macro is a parameterized transformation of code.</text:p>
              </text:list-item>
              <text:list-item>
                <text:p>The macro arguments are the parameters of the trans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Repeat It example</text:p>
              </text:list-item>
              <text:list-item>
                <text:p>Timer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You may want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A copy of this presentation:</text:p>
                <text:list>
                  <text:list-item>
                    <text:p>github.com/scottstephens</text:p>
                  </text:list-item>
                </text:list>
                <text:p text:style-name="P10"/>
              </text:list-item>
              <text:list-item>
                <text:p text:style-name="P10">Boo Downloads and Documentation</text:p>
                <text:list>
                  <text:list-item>
                    <text:p text:style-name="P10">boo.codehaus.org</text:p>
                  </text:list-item>
                  <text:list-item>
                    <text:p text:style-name="P10">github.com/bamb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text:enable-numbering="false"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text:enable-numbering="true"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text:enable-numbering="false"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text:enable-numbering="false"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Blue Border</dc:title>
    <dc:description>Presentation Layout Template</dc:description>
    <meta:creation-date>2012-08-02T20:13:44</meta:creation-date>
    <dc:language>en-US</dc:language>
    <meta:editing-cycles>12</meta:editing-cycles>
    <meta:editing-duration>P6DT19H32M22S</meta:editing-duration>
    <dc:date>2012-08-09T16:31:21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